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Bishop Galvin National School is a Catholic co-educational school in the parish of St Jude the Apostle, in<text:s/>Templeogue,<text:s/>Dublin. The school<text:s/>caters<text:s/>for children from 3rd to 6th class<text:s/>(9-12 year olds). There are almost 500 children in the<text:s/>school, with 26 teachers. This includes 18 mainstream teachers, 7 Special Education Teachers and an Administrative Principal. The teaching staff is supported by 5 Special Needs Assistants, a caretaker and a secretary.<text:s/>The schools mission statement sets the schools culture as a<text:s/><text:span text:style-name="T2">“welcoming and safe learning environment for all the school community”</text:span><text:s/>and in an ever culturally and religiously diversifying Irish society the school acknowledges the importance of accommodating those of different backgrounds<text:s/><text:span text:style-name="T3">“While Bishop Galvin N.S. is a school with a Catholic ethos, it also has due recognition for all other religions.”</text:span><text:s/>(An<text:s/>Information Booklet for Parents,<text:s/>2017).</text:p>
      <text:p text:style-name="Normal"><text:a xlink:href="http://www.bishopgalvin.ie/pages/about-us/mission-statement.php" office:target-frame-name="_top" xlink:show="replace"><text:span text:style-name="Hyperlink">http://www.bishopgalvin.ie/pages/about-us/mission-statement.php</text:span></text:a><text:s/></text:p>
      <text:p text:style-name="Normal"><text:a xlink:href="http://www.bishopgalvin.ie/media/download_gallery/Parents%20Booklet%20KC%20January%202017.pdf" office:target-frame-name="_top" xlink:show="replace"><text:span text:style-name="Hyperlink">http://www.bishopgalvin.ie/media/download_gallery/Parents%20Booklet%20KC%20January%202017.pdf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nice Maher</meta:initial-creator>
    <dc:creator>Canice Maher</dc:creator>
    <meta:creation-date>2018-04-07T10:00:00Z</meta:creation-date>
    <dc:date>2018-04-07T10:14:00Z</dc:date>
    <meta:template xlink:href="Normal" xlink:type="simple"/>
    <meta:editing-cycles>1</meta:editing-cycles>
    <meta:editing-duration>PT840S</meta:editing-duration>
    <meta:document-statistic meta:page-count="1" meta:paragraph-count="2" meta:word-count="186" meta:character-count="1247" meta:row-count="8" meta:non-whitespace-character-count="1063"/>
  </office:meta>
</office:document-meta>
</file>